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Provider.makeNewServiceObject( MessageContext msgContext , String 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valonProvider.decorate( final Object object ,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valonProvider.getServiceClassNameOp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Provider.getServiceClass( String role , SOAPService service , MessageContext msg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ndler.Handler( final Object object ,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.invoke( Object proxy , Method method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